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3" style:family="paragraph" style:parent-style-name="Standard">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Liberation Serif" fo:font-size="15pt" fo:language="en" fo:country="US" style:text-underline-style="none" fo:font-weight="normal" officeooo:rsid="001b568a" officeooo:paragraph-rsid="001e7c72"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Liberation Serif" fo:font-size="15pt" fo:language="en" fo:country="US" style:text-underline-style="none" fo:font-weight="normal" officeooo:rsid="0034d8e2" officeooo:paragraph-rsid="00327ef4" style:font-size-asian="15pt" style:font-weight-asian="normal" style:font-size-complex="15pt" style:font-weight-complex="normal"/>
    </style:style>
    <style:style style:name="P6" style:family="paragraph" style:parent-style-name="Standard">
      <style:paragraph-properties fo:text-align="start" style:justify-single-word="false"/>
      <style:text-properties style:font-name="Liberation Serif" fo:font-size="15pt" fo:language="en" fo:country="US" style:text-underline-style="none" fo:font-weight="normal" officeooo:rsid="0032a991" officeooo:paragraph-rsid="00327ef4"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font-name="Liberation Serif" fo:font-size="15pt" fo:language="el" fo:country="GR" style:text-underline-style="none" fo:font-weight="normal" officeooo:paragraph-rsid="001827db"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327ef4"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27ef4" officeooo:paragraph-rsid="00327ef4"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2b7124" style:font-size-asian="16pt" style:font-weight-asian="bold" style:font-size-complex="16pt" style:font-weight-complex="bold"/>
    </style:style>
    <style:style style:name="P11" style:family="paragraph" style:parent-style-name="Standard">
      <style:text-properties fo:font-size="14pt" style:text-underline-style="none" fo:font-weight="normal" style:font-size-asian="14pt" style:font-weight-asian="normal" style:font-size-complex="14pt" style:font-weight-complex="normal"/>
    </style:style>
    <style:style style:name="P12" style:family="paragraph" style:parent-style-name="Standard">
      <style:text-properties fo:font-size="18pt" style:text-underline-style="solid" style:text-underline-width="auto" style:text-underline-color="font-color" fo:font-weight="normal" officeooo:rsid="00189619" officeooo:paragraph-rsid="001185f8"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3b3464" style:font-size-asian="15pt" style:font-weight-asian="bold" style:font-size-complex="15pt" style:font-weight-complex="bold"/>
    </style:style>
    <style:style style:name="P14"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ed12c" officeooo:paragraph-rsid="003ed12c"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27ef4" officeooo:paragraph-rsid="00327ef4"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405914" officeooo:paragraph-rsid="00405914"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6cd35" officeooo:paragraph-rsid="004349d5"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6cd35" officeooo:paragraph-rsid="004b7c59"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normal" officeooo:rsid="003ed12c" officeooo:paragraph-rsid="003ed12c"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style:font-name="Liberation Serif" fo:font-size="15pt" fo:language="en" fo:country="US" style:text-underline-style="none" fo:font-weight="normal" officeooo:rsid="00327ef4" officeooo:paragraph-rsid="00327ef4" style:font-size-asian="15pt" style:font-weight-asian="normal" style:font-size-complex="15pt" style:font-weight-complex="normal"/>
    </style:style>
    <style:style style:name="P21" style:family="paragraph" style:parent-style-name="Standard" style:list-style-name="L2">
      <style:paragraph-properties fo:text-align="start" style:justify-single-word="false"/>
      <style:text-properties style:font-name="Liberation Serif" fo:font-size="15pt" fo:language="en" fo:country="US" style:text-underline-style="none" fo:font-weight="normal" officeooo:rsid="004349d5" officeooo:paragraph-rsid="004349d5" style:font-size-asian="15pt" style:font-weight-asian="normal" style:font-size-complex="15pt" style:font-weight-complex="normal"/>
    </style:style>
    <style:style style:name="P22" style:family="paragraph" style:parent-style-name="Standard" style:list-style-name="L2">
      <style:paragraph-properties fo:text-align="start" style:justify-single-word="false"/>
      <style:text-properties style:font-name="Liberation Serif" fo:font-size="15pt" fo:language="en" fo:country="US" style:text-underline-style="none" fo:font-weight="normal" officeooo:rsid="0045018c" officeooo:paragraph-rsid="0045018c" style:font-size-asian="15pt" style:font-weight-asian="normal" style:font-size-complex="15pt" style:font-weight-complex="normal"/>
    </style:style>
    <style:style style:name="P23" style:family="paragraph" style:parent-style-name="Standard" style:list-style-name="L2">
      <style:paragraph-properties fo:text-align="start" style:justify-single-word="false"/>
      <style:text-properties style:font-name="Liberation Serif" fo:font-size="15pt" fo:language="en" fo:country="US" style:text-underline-style="none" fo:font-weight="normal" officeooo:rsid="00478de2" officeooo:paragraph-rsid="00478de2"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style:font-name="Liberation Serif" fo:font-size="15pt" fo:language="en" fo:country="US" style:text-underline-style="none" fo:font-weight="normal" officeooo:rsid="004b7c59" officeooo:paragraph-rsid="004b7c59" style:font-size-asian="15pt" style:font-weight-asian="normal" style:font-size-complex="15pt" style:font-weight-complex="normal"/>
    </style:style>
    <style:style style:name="P25" style:family="paragraph" style:parent-style-name="Standard" style:list-style-name="L2">
      <style:paragraph-properties fo:text-align="start" style:justify-single-word="false"/>
      <style:text-properties style:font-name="Liberation Serif" fo:font-size="15pt" fo:language="en" fo:country="US" style:text-underline-style="none" fo:font-weight="normal" officeooo:rsid="004eebd3" officeooo:paragraph-rsid="004eebd3"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font-name="Liberation Serif" fo:font-size="15pt" style:text-underline-style="none" fo:font-weight="bold" officeooo:rsid="00494c65" officeooo:paragraph-rsid="00494c65" style:font-size-asian="15pt" style:font-weight-asian="bold" style:font-size-complex="15pt" style:font-weight-complex="bold"/>
    </style:style>
    <style:style style:name="P27" style:family="paragraph" style:parent-style-name="Standard">
      <style:paragraph-properties fo:text-align="start" style:justify-single-word="false"/>
      <style:text-properties style:font-name="Liberation Serif" fo:font-size="15pt" style:text-underline-style="none" fo:font-weight="bold" officeooo:rsid="004ad922" officeooo:paragraph-rsid="004ad922" style:font-size-asian="15pt" style:font-weight-asian="bold" style:font-size-complex="15pt" style:font-weight-complex="bold"/>
    </style:style>
    <style:style style:name="P28" style:family="paragraph" style:parent-style-name="Standard">
      <style:paragraph-properties fo:text-align="start" style:justify-single-word="false"/>
      <style:text-properties style:font-name="Liberation Serif" fo:font-size="15pt" fo:font-style="italic" style:text-underline-style="solid" style:text-underline-width="auto" style:text-underline-color="font-color" fo:font-weight="bold" officeooo:rsid="0036cd35" officeooo:paragraph-rsid="004b7c59" style:font-size-asian="15pt" style:font-style-asian="italic" style:font-weight-asian="bold" style:font-size-complex="15pt" style:font-style-complex="italic" style:font-weight-complex="bold"/>
    </style:style>
    <style:style style:name="P29"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b7c59" style:font-size-asian="15pt" style:font-style-asian="normal" style:font-weight-asian="normal" style:font-size-complex="15pt" style:font-style-complex="normal" style:font-weight-complex="normal"/>
    </style:style>
    <style:style style:name="P30"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cbf47" style:font-size-asian="15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d46b9" style:font-size-asian="15pt" style:font-style-asian="normal" style:font-weight-asian="normal" style:font-size-complex="15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cd45f" style:font-weight-asian="normal" style:font-weight-complex="normal"/>
    </style:style>
    <style:style style:name="T3" style:family="text">
      <style:text-properties style:text-underline-style="none" fo:font-weight="normal" officeooo:rsid="0028bbfb" style:font-weight-asian="normal" style:font-weight-complex="normal"/>
    </style:style>
    <style:style style:name="T4" style:family="text">
      <style:text-properties style:text-underline-style="none" fo:font-weight="normal" officeooo:rsid="002b7124" style:font-weight-asian="normal" style:font-weight-complex="normal"/>
    </style:style>
    <style:style style:name="T5" style:family="text">
      <style:text-properties style:text-underline-style="none" fo:font-weight="normal" officeooo:rsid="002bbee0" style:font-weight-asian="normal" style:font-weight-complex="normal"/>
    </style:style>
    <style:style style:name="T6" style:family="text">
      <style:text-properties style:text-underline-style="none" fo:font-weight="normal" officeooo:rsid="003a2c16" style:font-weight-asian="normal" style:font-weight-complex="normal"/>
    </style:style>
    <style:style style:name="T7" style:family="text">
      <style:text-properties style:text-underline-style="none" fo:font-weight="normal" officeooo:rsid="003b3464" style:font-weight-asian="normal" style:font-weight-complex="normal"/>
    </style:style>
    <style:style style:name="T8" style:family="text">
      <style:text-properties style:text-underline-style="none" fo:font-weight="normal" officeooo:rsid="003c8df8" style:font-weight-asian="normal" style:font-weight-complex="normal"/>
    </style:style>
    <style:style style:name="T9" style:family="text">
      <style:text-properties fo:language="en" fo:country="US"/>
    </style:style>
    <style:style style:name="T10" style:family="text">
      <style:text-properties fo:language="en" fo:country="US" style:text-underline-style="none"/>
    </style:style>
    <style:style style:name="T11" style:family="text">
      <style:text-properties fo:language="en" fo:country="US" style:text-underline-style="none" fo:font-weight="normal" style:font-weight-asian="normal" style:font-weight-complex="normal"/>
    </style:style>
    <style:style style:name="T12" style:family="text">
      <style:text-properties fo:language="en" fo:country="US" style:text-underline-style="none" fo:font-weight="normal" officeooo:rsid="000cd45f" style:font-weight-asian="normal" style:font-weight-complex="normal"/>
    </style:style>
    <style:style style:name="T13" style:family="text">
      <style:text-properties fo:language="en" fo:country="US" style:text-underline-style="none" fo:font-weight="normal" officeooo:rsid="0014a52e" style:font-weight-asian="normal" style:font-weight-complex="normal"/>
    </style:style>
    <style:style style:name="T14" style:family="text">
      <style:text-properties fo:language="en" fo:country="US" style:text-underline-style="none" fo:font-weight="normal" officeooo:rsid="001827db" style:font-weight-asian="normal" style:font-weight-complex="normal"/>
    </style:style>
    <style:style style:name="T15" style:family="text">
      <style:text-properties fo:language="en" fo:country="US" style:text-underline-style="none" fo:font-weight="normal" officeooo:rsid="00235cb0" style:font-weight-asian="normal" style:font-weight-complex="normal"/>
    </style:style>
    <style:style style:name="T16" style:family="text">
      <style:text-properties fo:language="en" fo:country="US" style:text-underline-style="none" fo:font-weight="normal" officeooo:rsid="002564fd" style:font-weight-asian="normal" style:font-weight-complex="normal"/>
    </style:style>
    <style:style style:name="T17" style:family="text">
      <style:text-properties fo:language="en" fo:country="US" style:text-underline-style="none" fo:font-weight="normal" officeooo:rsid="00298613" style:font-weight-asian="normal" style:font-weight-complex="normal"/>
    </style:style>
    <style:style style:name="T18" style:family="text">
      <style:text-properties fo:language="en" fo:country="US" style:text-underline-style="none" fo:font-weight="normal" officeooo:rsid="002bbee0" style:font-weight-asian="normal" style:font-weight-complex="normal"/>
    </style:style>
    <style:style style:name="T19" style:family="text">
      <style:text-properties fo:language="en" fo:country="US" style:text-underline-style="none" fo:font-weight="normal" officeooo:rsid="002d59cb" style:font-weight-asian="normal" style:font-weight-complex="normal"/>
    </style:style>
    <style:style style:name="T20" style:family="text">
      <style:text-properties fo:language="en" fo:country="US" style:text-underline-style="none" fo:font-weight="normal" officeooo:rsid="002f3db4" style:font-weight-asian="normal" style:font-weight-complex="normal"/>
    </style:style>
    <style:style style:name="T21" style:family="text">
      <style:text-properties fo:language="en" fo:country="US" style:text-underline-style="none" fo:font-weight="normal" officeooo:rsid="00313e66" style:font-weight-asian="normal" style:font-weight-complex="normal"/>
    </style:style>
    <style:style style:name="T22" style:family="text">
      <style:text-properties fo:language="en" fo:country="US" style:text-underline-style="none" fo:font-weight="normal" officeooo:rsid="0032ac21" style:font-weight-asian="normal" style:font-weight-complex="normal"/>
    </style:style>
    <style:style style:name="T23" style:family="text">
      <style:text-properties fo:language="en" fo:country="US" style:text-underline-style="none" fo:font-weight="normal" officeooo:rsid="0034d8e2" style:font-weight-asian="normal" style:font-weight-complex="normal"/>
    </style:style>
    <style:style style:name="T24" style:family="text">
      <style:text-properties fo:language="en" fo:country="US" style:text-underline-style="none" fo:font-weight="normal" officeooo:rsid="003d09c9" style:font-weight-asian="normal" style:font-weight-complex="normal"/>
    </style:style>
    <style:style style:name="T25" style:family="text">
      <style:text-properties fo:language="en" fo:country="US" style:text-underline-style="none" fo:font-weight="normal" officeooo:rsid="003d797f" style:font-weight-asian="normal" style:font-weight-complex="normal"/>
    </style:style>
    <style:style style:name="T26" style:family="text">
      <style:text-properties fo:language="en" fo:country="US" style:text-underline-style="none" fo:font-weight="normal" officeooo:rsid="003dfa68" style:font-weight-asian="normal" style:font-weight-complex="normal"/>
    </style:style>
    <style:style style:name="T27" style:family="text">
      <style:text-properties fo:language="en" fo:country="US" style:text-underline-style="none" fo:font-weight="normal" officeooo:rsid="00424175" style:font-weight-asian="normal" style:font-weight-complex="normal"/>
    </style:style>
    <style:style style:name="T28" style:family="text">
      <style:text-properties fo:language="en" fo:country="US" style:text-underline-style="none" fo:font-weight="normal" officeooo:rsid="0051e55b" style:font-weight-asian="normal" style:font-weight-complex="normal"/>
    </style:style>
    <style:style style:name="T29" style:family="text">
      <style:text-properties fo:language="en" fo:country="US" style:text-underline-style="none" fo:font-weight="normal" officeooo:rsid="005387e6" style:font-weight-asian="normal" style:font-weight-complex="normal"/>
    </style:style>
    <style:style style:name="T30" style:family="text">
      <style:text-properties fo:language="en" fo:country="US" style:text-underline-style="none" officeooo:rsid="003d09c9"/>
    </style:style>
    <style:style style:name="T31" style:family="text">
      <style:text-properties fo:language="en" fo:country="US" style:text-underline-style="none" officeooo:rsid="003dfa68"/>
    </style:style>
    <style:style style:name="T32" style:family="text">
      <style:text-properties fo:language="en" fo:country="US" style:text-underline-style="none" officeooo:rsid="004b7c59"/>
    </style:style>
    <style:style style:name="T33" style:family="text">
      <style:text-properties fo:language="en" fo:country="US" style:text-underline-style="none" officeooo:rsid="004cbf47"/>
    </style:style>
    <style:style style:name="T34" style:family="text">
      <style:text-properties fo:language="en" fo:country="US" style:text-underline-style="none" officeooo:rsid="005082b1"/>
    </style:style>
    <style:style style:name="T35" style:family="text">
      <style:text-properties fo:language="en" fo:country="US" style:text-underline-style="none" officeooo:rsid="0052a0ba"/>
    </style:style>
    <style:style style:name="T36" style:family="text">
      <style:text-properties fo:language="en" fo:country="US" style:text-underline-style="none" officeooo:rsid="0053c76c"/>
    </style:style>
    <style:style style:name="T37" style:family="text">
      <style:text-properties fo:language="en" fo:country="US" officeooo:rsid="003d09c9"/>
    </style:style>
    <style:style style:name="T38" style:family="text">
      <style:text-properties fo:language="en" fo:country="US" officeooo:rsid="0032ac21"/>
    </style:style>
    <style:style style:name="T39" style:family="text">
      <style:text-properties fo:language="en" fo:country="US" officeooo:rsid="0034d8e2"/>
    </style:style>
    <style:style style:name="T40" style:family="text">
      <style:text-properties fo:language="en" fo:country="US" officeooo:rsid="004349d5"/>
    </style:style>
    <style:style style:name="T41" style:family="text">
      <style:text-properties fo:language="en" fo:country="US" fo:font-weight="normal" style:font-weight-asian="normal" style:font-weight-complex="normal"/>
    </style:style>
    <style:style style:name="T42" style:family="text">
      <style:text-properties fo:language="en" fo:country="US" fo:font-weight="normal" officeooo:rsid="004ad922" style:font-weight-asian="normal" style:font-weight-complex="normal"/>
    </style:style>
    <style:style style:name="T43" style:family="text">
      <style:text-properties fo:language="en" fo:country="US" fo:font-weight="normal" officeooo:rsid="004b3642" style:font-weight-asian="normal" style:font-weight-complex="normal"/>
    </style:style>
    <style:style style:name="T44" style:family="text">
      <style:text-properties fo:language="en" fo:country="US" fo:font-weight="normal" officeooo:rsid="004b7c59" style:font-weight-asian="normal" style:font-weight-complex="normal"/>
    </style:style>
    <style:style style:name="T45" style:family="text">
      <style:text-properties fo:language="en" fo:country="US" officeooo:rsid="004b7c59"/>
    </style:style>
    <style:style style:name="T46" style:family="text">
      <style:text-properties fo:language="en" fo:country="US" officeooo:rsid="004eebd3"/>
    </style:style>
    <style:style style:name="T47" style:family="text">
      <style:text-properties fo:language="el" fo:country="GR" style:text-underline-style="none" fo:font-weight="normal" style:font-weight-asian="normal" style:font-weight-complex="normal"/>
    </style:style>
    <style:style style:name="T48" style:family="text">
      <style:text-properties fo:language="el" fo:country="GR" style:text-underline-style="none" fo:font-weight="normal" officeooo:rsid="00139e52" style:font-weight-asian="normal" style:font-weight-complex="normal"/>
    </style:style>
    <style:style style:name="T49" style:family="text">
      <style:text-properties fo:language="el" fo:country="GR" style:text-underline-style="none" fo:font-weight="normal" officeooo:rsid="0014a52e" style:font-weight-asian="normal" style:font-weight-complex="normal"/>
    </style:style>
    <style:style style:name="T50" style:family="text">
      <style:text-properties fo:language="el" fo:country="GR" style:text-underline-style="none" fo:font-weight="normal" officeooo:rsid="00298613" style:font-weight-asian="normal" style:font-weight-complex="normal"/>
    </style:style>
    <style:style style:name="T51" style:family="text">
      <style:text-properties fo:language="el" fo:country="GR" style:text-underline-style="none" fo:font-weight="normal" officeooo:rsid="002bbee0" style:font-weight-asian="normal" style:font-weight-complex="normal"/>
    </style:style>
    <style:style style:name="T52" style:family="text">
      <style:text-properties fo:language="el" fo:country="GR" style:text-underline-style="none" fo:font-weight="normal" officeooo:rsid="003c8df8" style:font-weight-asian="normal" style:font-weight-complex="normal"/>
    </style:style>
    <style:style style:name="T53" style:family="text">
      <style:text-properties fo:language="el" fo:country="GR" style:text-underline-style="none" officeooo:rsid="002bbee0"/>
    </style:style>
    <style:style style:name="T54" style:family="text">
      <style:text-properties fo:font-size="18pt" style:font-size-asian="18pt" style:font-size-complex="18pt"/>
    </style:style>
    <style:style style:name="T55" style:family="text">
      <style:text-properties fo:font-size="16pt" style:text-underline-style="none" fo:font-weight="normal" style:font-size-asian="16pt" style:font-weight-asian="normal" style:font-size-complex="16pt" style:font-weight-complex="normal"/>
    </style:style>
    <style:style style:name="T56" style:family="text">
      <style:text-properties officeooo:rsid="0037f07a"/>
    </style:style>
    <style:style style:name="T57" style:family="text">
      <style:text-properties officeooo:rsid="0047eb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ΑΝΑΠΤΥΞΗ ΛΟΓΙΣΜΙΚΟΥ ΓΙΑ ΑΛΓΟΡΙΘΜΙΚΑ ΠΡΟΒΛΗΜΑΤΑ</text:p>
      <text:p text:style-name="P3"/>
      <text:p text:style-name="P3"><text:span text:style-name="T56">2</text:span>η Προγραμματιστική Εργασία</text:p>
      <text:p text:style-name="P3">Υλοποίηση δομής για την εύρεση κοντινών γειτόνων στη γλώσσα C/C++</text:p>
      <text:p text:style-name="P2"/>
      <text:p text:style-name="P1"><text:span text:style-name="T54">ΟΝΟΜΑΤΕΠΩΝΥΜΟ:</text:span><text:span text:style-name="T55">Παπαγεωργίου Βασίλειος-Νικηφόρος</text:span></text:p>
      <text:p text:style-name="P1"><text:span text:style-name="T54">ΑΜ</text:span><text:span text:style-name="T1">=</text:span><text:span text:style-name="T55">1115201400140</text:span></text:p>
      <text:p text:style-name="P11"/>
      <text:p text:style-name="P12">Γενικές Πληροφορίες:</text:p>
      <text:p text:style-name="P12"/>
      <text:p text:style-name="P13"><text:span text:style-name="T3">H εργασια</text:span><text:span text:style-name="T1"> μου υλοποιεί το ζητούμενο και είναι χωρισμένο σ</text:span><text:span text:style-name="T6">τα</text:span><text:span text:style-name="T3"> π</text:span><text:span text:style-name="T6">αρακάτω αρχεία .cpp , .h</text:span><text:span text:style-name="T3">:το </text:span><text:span text:style-name="T7">cluster.cpp(που αποτελεί την main στην ουσία), τα lsh.h και</text:span><text:span text:style-name="T3"> </text:span><text:span text:style-name="T7">l</text:span><text:span text:style-name="T5">sh</text:span><text:span text:style-name="T3">.cpp</text:span><text:span text:style-name="T7">(βιβλιοθήκη lsh απο την πρώτη εργασία</text:span><text:span text:style-name="T5">)</text:span><text:span text:style-name="T3"> </text:span><text:span text:style-name="T4">και </text:span><text:span text:style-name="T3">τ</text:span><text:span text:style-name="T7">α cube.h και</text:span><text:span text:style-name="T3"> </text:span><text:span text:style-name="T7">ψ</text:span><text:span text:style-name="T4">ube</text:span><text:span text:style-name="T3">.cpp</text:span><text:span text:style-name="T5">(</text:span><text:span text:style-name="T7">βιβλιοθήκη hypercube απο την πρώτη εργασία</text:span><text:span text:style-name="T5">))</text:span><text:span text:style-name="T3">.Eπίσης,υπάρχ</text:span><text:span text:style-name="T8">ει</text:span><text:span text:style-name="T3"> </text:span><text:span text:style-name="T11">το</text:span><text:span text:style-name="T1"> αρχειο επικεφαλίδας </text:span><text:span text:style-name="T8">structures.h</text:span><text:span text:style-name="T1"> με τον ορισμό των κλάσεων,</text:span><text:span text:style-name="T5">τα datasets που μας έχετε δώσει και </text:span><text:span text:style-name="T1">τ</text:span><text:span text:style-name="T5">ο</text:span><text:span text:style-name="T1"> αρχεί</text:span><text:span text:style-name="T5">ο</text:span><text:span text:style-name="T2">: </text:span><text:span text:style-name="T5">structures</text:span><text:span text:style-name="T15">.cpp</text:span><text:span text:style-name="T12"> ,</text:span><text:span text:style-name="T47">που περιέχ</text:span><text:span text:style-name="T51">ει</text:span><text:span text:style-name="T47"> τις υλοποιήσεις των διαφόρων </text:span><text:span text:style-name="T48">δευτερεύουσων και κύριων </text:span><text:span text:style-name="T53">ΔΙΚΩΝ ΜΟΥ</text:span><text:span text:style-name="T51"> </text:span><text:span text:style-name="T48">δομών(</text:span><text:span text:style-name="T51">hashtable</text:span><text:span text:style-name="T48">,lists </text:span><text:span text:style-name="T51">καθώς επέλεξα να μην κάνω χρήση STL,διότι ήθελα να έχω πλήρη επίγνωση της κάθε δομής κι όχι να χρησιμοποιήσω κάτι έτοιμο</text:span><text:span text:style-name="T48">) και αντίστοιχων </text:span><text:span text:style-name="T47">συναρτήσεων </text:span><text:span text:style-name="T50">της εργασίας</text:span><text:span text:style-name="T52">(των ζητούμενων μεθόδων για Init,Assign,Update)</text:span><text:span text:style-name="T49">.</text:span><text:span text:style-name="T47">Επίσης στο φ</text:span><text:span text:style-name="T51">α</text:span><text:span text:style-name="T47">κελο έχω φτιάξει και το αντίστοιχο </text:span><text:span text:style-name="T11">Makefile </text:span><text:span text:style-name="T47">και συνεπώς με την εντολή </text:span><text:span text:style-name="T11">make </text:span><text:span text:style-name="T47">μεταγλωττίζεται </text:span><text:span text:style-name="T51">το αντίστοιχο πρόγραμμα</text:span><text:span text:style-name="T47"> και παράγ</text:span><text:span text:style-name="T52">ετ</text:span><text:span text:style-name="T50">αι</text:span><text:span text:style-name="T47"> τ</text:span><text:span text:style-name="T52">ο</text:span><text:span text:style-name="T47"> εκτελέσιμ</text:span><text:span text:style-name="T52">ο</text:span><text:span text:style-name="T47"> </text:span><text:span text:style-name="T52">cluster</text:span><text:span text:style-name="T11">!</text:span><text:span text:style-name="T13">Συνεπώς,τ</text:span><text:span text:style-name="T17">α</text:span><text:span text:style-name="T13"> πρόγραμμα</text:span><text:span text:style-name="T17">τα</text:span><text:span text:style-name="T13"> μου εκτελ</text:span><text:span text:style-name="T17">ούνται</text:span><text:span text:style-name="T13"> με την εντολή </text:span><text:span text:style-name="T17">/</text:span><text:span text:style-name="T18">c</text:span><text:span text:style-name="T24">lust</text:span><text:span text:style-name="T18">e</text:span><text:span text:style-name="T24">r</text:span><text:span text:style-name="T17">,</text:span><text:span text:style-name="T14"> </text:span><text:span text:style-name="T13">ακολουθούμενη από τις ζητούμενες παραμέτρους.</text:span><text:span text:style-name="T16">Στην υλοποίηση μου,έ</text:span><text:span text:style-name="T19">χω </text:span><text:span text:style-name="T24">υλοποιήσει όλες τι</text:span><text:span text:style-name="T26">ς</text:span><text:span text:style-name="T24"> ζητούμενες μεθόδους Init,Assign,Update</text:span><text:span text:style-name="T19">.</text:span><text:span text:style-name="T26">Επιπλέον,</text:span><text:span text:style-name="T31">υλοποίησα και την προβολη σε υπερκύβο την οποία δεν είχα προλάβει στην πρώτη άσκηση,</text:span><text:span text:style-name="T26">ώστε να την χρησιμοποιήσω για το Assign.</text:span><text:span text:style-name="T27">Ακόμη,έχω υλοποιήσει τη μορφή εκτύπωσης στο αρχείο output,ΑΚΡΙΒΩΣ,όπως ζητείται και με την προαιρετική χρήση του -comlete,εκτυπώνει αναλυτικά τα σημεία από τα οποία αποτελείται κάθε cluster,αναλυτικά.</text:span><text:span text:style-name="T24">Επίσης έχω κάνει </text:span><text:span text:style-name="T30">version control ,με χρήση git.</text:span></text:p>
      <text:p text:style-name="P13"><text:span text:style-name="T30"><text:s/></text:span></text:p>
      <text:p text:style-name="P19"><text:span text:style-name="T10">Η κυκλική διαδικασία assign-update στο πρόγραμμα μου,γίνεται είτε μέχρι να έχουμε σε δύο συνεχόμενες επαναλήψεις τα ίδια κεντροειδή,είτε μέχρι να φτάσουμε τις 30 επαναλήψεις.</text:span></text:p>
      <text:p text:style-name="P19"><text:span text:style-name="T10"/></text:p>
      <text:p text:style-name="P19"><text:span text:style-name="T10"/></text:p>
      <text:p text:style-name="P19"><text:span text:style-name="T10"/></text:p>
      <text:p text:style-name="P19"><text:soft-page-break/><text:span text:style-name="T10">Επιπλέον,στο cluster.conf εκτός απ’ τις βοηθητικές παραμέτρους για τα cluster,το lsh και τον κύβο,προσδιορίζεται και ο τύπος Init,Assign,Update που θα χρησιμοποιήσει την εκάστοτε φορά ο αλγόριθμος.</text:span></text:p>
      <text:p text:style-name="P19"><text:span text:style-name="T10"/></text:p>
      <text:p text:style-name="P13"><text:span text:style-name="T30"/></text:p>
      <text:p text:style-name="P14"><text:span text:style-name="T37">Ι</text:span><text:span text:style-name="T9">ΝΙΤΙΑLIZATION</text:span></text:p>
      <text:p text:style-name="P13"><text:span text:style-name="T30"/></text:p>
      <text:p text:style-name="P14"><text:span text:style-name="T30">R</text:span><text:span text:style-name="T10">andom Init:</text:span><text:span text:style-name="T11">Κάνω K rand()%numofpoints(με έλεγχο για παραγωγή διαφορετικών αριθμών)κι ετσι παράγω τα indexes ,τον αρχικών centroids.</text:span></text:p>
      <text:p text:style-name="P14"><text:span text:style-name="T11"/></text:p>
      <text:p text:style-name="P14"><text:span text:style-name="T10">Κ-Means++:</text:span><text:span text:style-name="T11">Ακολουθώ τον αλγόριθμο των διαφανειών παράγοντας με αυτό το τρόπο πιο “αντιπροσωπευτικά” αρχικά κέντρα(με μια καθυστέρηση σε σχέση με το Random βέβαια,η οποία εξ</text:span><text:span text:style-name="T28">ισοροπείται</text:span><text:span text:style-name="T11"> λόγω </text:span><text:span text:style-name="T29">της σύγκλισης σε λιγότερες επαναλήψεις</text:span><text:span text:style-name="T28">)</text:span><text:span text:style-name="T11">.</text:span></text:p>
      <text:p text:style-name="P14"><text:span text:style-name="T11"/></text:p>
      <text:p text:style-name="P14"><text:span text:style-name="T9">ASSIGNMENT</text:span></text:p>
      <text:p text:style-name="P14"><text:span text:style-name="T9"/></text:p>
      <text:p text:style-name="P26"><text:span text:style-name="T9">Lloyd’s:</text:span><text:span text:style-name="T41">Ακολουθώ τον αλγόριθμο των </text:span><text:span text:style-name="T42">διαφανειών υπολογίζοντας για κάθε σημείο το κοντινότερο κεντροειδές με βάση την αντίστοιχη μετρική</text:span></text:p>
      <text:p text:style-name="P26"><text:span text:style-name="T42"/></text:p>
      <text:p text:style-name="P27"><text:span text:style-name="T9">Assignment by Range search with LSH-Cube:</text:span><text:span text:style-name="T43">Εδώ ακολουθώ τον αλγόριθμο των διαφανειών.Η αναζήτηση-διπλασιασμός ακτίνας σταματά είτε αν ανατεθούν όλα τα σημεία,είτε αν γίνουν 10 διπλασιασμοί χωρίς να αλλάξει κάτι(χωρίς να ανατεθεί κάποιο νεότερο σημείο).Στην τελευταία περίπτωση,αναθέτω τα εναπομείναντα στοιχεία με Lloyd’s Assignment.Όπως λέει και στις διαφάνιες χρειάζεται κάπως να μαρκάρουμε τα ανατεθημένα σημεία.Για τον παραπάνω λόγο,έ</text:span><text:span text:style-name="T44">χω εισαγάγει σε κάθε σημείο το πεδίο flag,το οποίο αρχικοποιώ με -1 και κάθε φορά που ανατίθεται σε κάποιο cluster,του δίνω την αντίστοιχη τιμή.Επιπλέον αν για κάποια ακτίνα κάποιο σημείο βρίσκεται σε πάνω απο 2 clusters,συγκρίνω την εκάστοτε απόσταση απ τα κεντροειδή και το αναθέτω στην μικρότερη.</text:span></text:p>
      <text:p text:style-name="P9"><text:span text:style-name="T22"/></text:p>
      <text:p text:style-name="P9"><text:span text:style-name="T22"/></text:p>
      <text:p text:style-name="P16"><text:span text:style-name="T38">U</text:span><text:span text:style-name="T9">PDATE</text:span></text:p>
      <text:p text:style-name="P16"><text:span text:style-name="T9"/></text:p>
      <text:p text:style-name="P27"><text:span text:style-name="T9">Lloyd’s:</text:span><text:span text:style-name="T41">Για κάθε cluster υπολογίζω το βαρύκεντρο και το θέτω ως κεντροειδές.</text:span></text:p>
      <text:p text:style-name="P27"><text:span text:style-name="T41"/></text:p>
      <text:p text:style-name="P27"><text:span text:style-name="T9">PAM improved like Lloyd’s</text:span><text:span text:style-name="T41">:Για κάθε cluster υπολογίζω το medoid και το θέτω ως κεντροειδές.Εδώ για τον υπολογισμό του medoid,έχω σχολιασμένη μια βελτιστοποίση δική μου όπου χρησιμοποιώ ένα πίνακα,για να αποθηκεύσω τις αποστάσεις τις οποίες έχω ήδη υπολογίσει(ώστε να αποφεύγονται περιττοί υπολογισμοί).Οι παρακάτω χρονοι-Silhouettes,είναι με βάση το εξαντλητικό </text:span><text:soft-page-break/><text:span text:style-name="T41">PAM που προτείνεται στις διαφάνειες και το οποίο έχω αφήσει στο παραδοτέο μου.</text:span></text:p>
      <text:p text:style-name="P27"><text:span text:style-name="T41"/></text:p>
      <text:p text:style-name="P18"><text:span text:style-name="T45">ΕΝΔΕΙΚΤΙΚΕΣ ΕΚΤΕΛΕΣΕΙΣ</text:span><text:span text:style-name="T46">(στο twitter_dataset_small)</text:span><text:span text:style-name="T9">:</text:span></text:p>
      <text:p text:style-name="P18"><text:span text:style-name="T9"/></text:p>
      <text:p text:style-name="P28"><text:span text:style-name="T32">Init = </text:span><text:span text:style-name="T36">1</text:span><text:span text:style-name="T32"> , Assign =1 , Update =1</text:span></text:p>
      <text:p text:style-name="P29"><text:span text:style-name="T10">κ=2<text:tab/></text:span><text:span text:style-name="T33">time: 4.3823, Silhouette:0.04707918157308028518745653</text:span></text:p>
      <text:p text:style-name="P30"><text:span text:style-name="T10">κ=5<text:tab/></text:span><text:span text:style-name="T33">time:9.31395 , Silhouette:0.05790446549649541946951071</text:span></text:p>
      <text:p text:style-name="P30"><text:span text:style-name="T10">κ=10<text:tab/></text:span><text:span text:style-name="T33">time: 24.5632, Silhouette:0.0</text:span><text:span text:style-name="T34">64</text:span><text:span text:style-name="T33">40656610136931918558648</text:span></text:p>
      <text:p text:style-name="P30"><text:span text:style-name="T10">κ=50<text:tab/></text:span><text:span text:style-name="T33">time:1</text:span><text:span text:style-name="T35">2</text:span><text:span text:style-name="T33">7.586 , Silhouette:0.1380604925247894610622693</text:span></text:p>
      <text:p text:style-name="P30"><text:span text:style-name="T10">κ=200<text:tab/></text:span><text:span text:style-name="T33">time:350.134 , Silhouette:0.245678390089927788488347</text:span></text:p>
      <text:p text:style-name="P29"><text:span text:style-name="T10"/></text:p>
      <text:p text:style-name="P28"><text:span text:style-name="T32">Init = 2 , Assign =1 , Update =2</text:span></text:p>
      <text:p text:style-name="P30"><text:span text:style-name="T10">κ=2<text:tab/></text:span><text:span text:style-name="T33">time: , Silhouette:</text:span></text:p>
      <text:p text:style-name="P30"><text:span text:style-name="T10">κ=5<text:tab/></text:span><text:span text:style-name="T33">time: , Silhouette:</text:span></text:p>
      <text:p text:style-name="P30"><text:span text:style-name="T10">κ=10<text:tab/></text:span><text:span text:style-name="T33">time: , Silhouette:</text:span></text:p>
      <text:p text:style-name="P30"><text:span text:style-name="T10">κ=50<text:tab/></text:span><text:span text:style-name="T33">time: , Silhouette:</text:span></text:p>
      <text:p text:style-name="P30"><text:span text:style-name="T10">κ=200<text:tab/></text:span><text:span text:style-name="T33">time: , Silhouette:</text:span></text:p>
      <text:p text:style-name="P29"><text:span text:style-name="T10"/></text:p>
      <text:p text:style-name="P28"><text:span text:style-name="T32">Init = 2 , Assign =3 , Update =1</text:span></text:p>
      <text:p text:style-name="P30"><text:span text:style-name="T10">κ=2<text:tab/></text:span><text:span text:style-name="T33">time: , Silhouette:</text:span></text:p>
      <text:p text:style-name="P30"><text:span text:style-name="T10">κ=5<text:tab/></text:span><text:span text:style-name="T33">time: , Silhouette:</text:span></text:p>
      <text:p text:style-name="P30"><text:span text:style-name="T10">κ=10<text:tab/></text:span><text:span text:style-name="T33">time: , Silhouette:</text:span></text:p>
      <text:p text:style-name="P30"><text:span text:style-name="T10">κ=50<text:tab/></text:span><text:span text:style-name="T33">time: , Silhouette:</text:span></text:p>
      <text:p text:style-name="P30"><text:span text:style-name="T10">κ=200<text:tab/></text:span><text:span text:style-name="T33">time: , Silhouette:</text:span></text:p>
      <text:p text:style-name="P29"><text:span text:style-name="T10"/></text:p>
      <text:p text:style-name="P28"><text:span text:style-name="T32">Init = 2 , Assign =3 , Update =2</text:span></text:p>
      <text:p text:style-name="P31"><text:span text:style-name="T10">κ=2<text:tab/></text:span><text:span text:style-name="T33">time: , Silhouette:</text:span></text:p>
      <text:p text:style-name="P31"><text:span text:style-name="T10">κ=5<text:tab/></text:span><text:span text:style-name="T33">time: , Silhouette:</text:span></text:p>
      <text:p text:style-name="P31"><text:span text:style-name="T10">κ=10<text:tab/></text:span><text:span text:style-name="T33">time: , Silhouette:</text:span></text:p>
      <text:p text:style-name="P31"><text:span text:style-name="T10">κ=50<text:tab/></text:span><text:span text:style-name="T33">time: , Silhouette:</text:span></text:p>
      <text:p text:style-name="P31"><text:span text:style-name="T10">κ=200<text:tab/></text:span><text:span text:style-name="T33">time: , Silhouette:</text:span></text:p>
      <text:p text:style-name="P24"><text:tab/></text:p>
      <text:p text:style-name="P9"><text:span text:style-name="T23"/></text:p>
      <text:p text:style-name="P5"/>
      <text:p text:style-name="P17"><text:span text:style-name="T39">Σ</text:span><text:span text:style-name="T9">ΥΜΠΕΡΑΣΜΑ</text:span><text:span text:style-name="T40">TA</text:span><text:span text:style-name="T11">:</text:span></text:p>
      <text:p text:style-name="P17"><text:span text:style-name="T11"/></text:p>
      <text:list xml:id="list818604204" text:style-name="L2">
        <text:list-item>
          <text:p text:style-name="P21">Το PAM-Update,συκλίνει σε πολύ λιγότερες επαναλήψεις από το Lloyds-Update,αλλά κάθε επανάληψη του διαρκεί περισσότερο λόγω των πολλών συγκρίσεων που κάνει.Τα αποτελέσματα για ίδια k,μεταξύ PAM και Lloyds είναι καλύτερα(καλύτερο Silhouette) για το PAM.Επιπλέον παρατηρούμε οτι αυξάνοντας το πλήθος των clusters,το PAM <text:soft-page-break/>ολοκληρώνει σε λιγότερο χρόνο(πράγμα λογικό καθώς “χωρίζουμε” το dataset σε περισσότερα κομμάτια,άρα η εκάστοτε επανάληψη του PAM κάνει λιγότερες συγκρίσεις).<text:span text:style-name="T57">ΟΜΟΙΑ,μειώνοντας τα clusters(πχ για κ=2),το PAM καθυστερεί παααρα πολύ,καθώς χωρίζει τον χώρο σε μεγάλα κομμάτια για τα οποία κάνει παρα πολλές συγκρίσεις.</text:span></text:p>
        </text:list-item>
        <text:list-item>
          <text:p text:style-name="P22">Το Assign με Range LSH ή Cube,είναι αρκετά αργό αλλά λόγω της καλύτερης διαχείρισης του χώρου που κάνει (ειδικά αυτό με τον κύβο),είναι ιδανικό και ίσως η μόνη αξιόπιστη λύση για το clustering σε big data ,όπως αυτά του big dataset.</text:p>
        </text:list-item>
        <text:list-item>
          <text:p text:style-name="P23">Το πλεονέκτημα του Lloyd’s(assign-update) σε σχέση με τα υπόλοιπα είναι οτι ολοκληρώνεται σε πολύ λιγότερο χρόνο,ωστόσο δεν μπορεί να χρησιμοποιηθεί σε μεγάλα δεδομένα(Assign),και επίσης δεν παράγει τόσο καλά αποτελέσματα όσο το PAM(ειδικά για dataset εντελώς ανομοιόμορφο).</text:p>
        </text:list-item>
        <text:list-item>
          <text:p text:style-name="P25">Γενικότερα,αυξάνοντας το πλήθος των clusters,αυξάνεται το Silhouette και συνεπώς η ακρίβεια των αποτελεσμάτων.</text:p>
        </text:list-item>
      </text:list>
      <text:p text:style-name="P20"/>
      <text:p text:style-name="P20"/>
      <text:p text:style-name="P20"/>
      <text:p text:style-name="P9"><text:span text:style-name="T11"/></text:p>
      <text:p text:style-name="P9"><text:span text:style-name="T11"/></text:p>
      <text:p text:style-name="P9"><text:span text:style-name="T11"/></text:p>
      <text:p text:style-name="P9"><text:span text:style-name="T11">*Οι παραπάνω μετρήσεις έγιναν με μετρική </text:span><text:span text:style-name="T24">cosine</text:span><text:span text:style-name="T11">.Η γενική παρατήρηση για την </text:span><text:span text:style-name="T24">ευκλείδια</text:span><text:span text:style-name="T11"> μετρική είναι οτι </text:span><text:span text:style-name="T24">γενικά έχει παρόμοια αποτελέσματα Silhouette με την cosine,απλά λόγω της φύσης της απαιτεί αρκετά περισσότερο χρόνο(ειδικά για την παραγωγή του Silhouette) και συνεπώς είναι προτιμότερη η cosine.</text:span></text:p>
      <text:p text:style-name="P6"/>
      <text:p text:style-name="P8"><text:span text:style-name="T21">Τα paths των αρχείων,δίνονται μέσω της γραμμής εντολών,από τις αντίστοιχες παραμέτρους.</text:span><text:span text:style-name="T20">Τ</text:span><text:span text:style-name="T25">ο</text:span><text:span text:style-name="T20"> προγρ</text:span><text:span text:style-name="T25">α</text:span><text:span text:style-name="T20">μμα έχ</text:span><text:span text:style-name="T25">ει</text:span><text:span text:style-name="T20"> ελεγχθεί και με valgrind </text:span><text:span text:style-name="T25">για leaks και errors</text:span><text:span text:style-name="T20">!</text:span></text:p>
      <text:p text:style-name="P4"/>
      <text:p text:style-name="P7">Περαιτέρω λεπτομέρειες παρέχονται σε σχόλια στα αρχεία και οτιδήποτε προκύψει είμαι διαθέσιμος να το αιτιολογήσω στην προφορική εξέτα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Κωνσταντινα Μικελη</meta:initial-creator>
    <meta:creation-date>2016-12-17T16:35:25.42</meta:creation-date>
    <dc:date>2018-12-03T15:41:28.696492877</dc:date>
    <meta:editing-duration>PT17H48M33S</meta:editing-duration>
    <meta:editing-cycles>68</meta:editing-cycles>
    <meta:generator>LibreOffice/5.4.6.2$Linux_X86_64 LibreOffice_project/40m0$Build-2</meta:generator>
    <meta:document-statistic meta:table-count="0" meta:image-count="0" meta:object-count="0" meta:page-count="4" meta:paragraph-count="53" meta:word-count="881" meta:character-count="6489" meta:non-whitespace-character-count="5661"/>
  </office:meta>
</office:document-meta>
</file>